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5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9">
            <text:p>9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 office:value-type="string">
            <text:p>2023-07-09_20-49-5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7" office:value-type="string">
            <text:p>2023-07-09_21-53-11_000.mp4</text:p>
          </table:table-cell>
          <table:table-cell table:style-name="ce26" office:value-type="string">
            <text:p>:VIDEO / @自室 / 記録 / jap.flute / 演奏、play / R=1 / genre=melody:for-accompaniment,for=accompani:notes:Ef~Gf,file-piece-id=~,memo=~,session=hour-18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VIDEO / @自室 / 記録 / jap.flute / 演奏、play / R=1 / genre=melody:for-accompaniment,for=accompani:notes:Ef~Gf,file-piece-id=~,memo=~,session=hour-18,recording-id=~,other=~ / follow+">
            <text:p>:VIDEO / @自室 / 記録 / jap.flute / 演奏、play / R=1 / genre=melody:for-accompaniment,for=accompani:notes:Ef~Gf,file-piece-id=~,memo=~,session=hour-18,recording-id=~,other=~ / follow+</text:p>
          </table:table-cell>
          <table:table-cell table:style-name="ce10" table:formula="of:=RIGHT([.B3];[.K3])" office:value-type="string" office:string-value="mp4">
            <text:p>mp4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7" office:value-type="string">
            <text:p>2023-07-10_02-24-17_000.jpg</text:p>
          </table:table-cell>
          <table:table-cell table:style-name="ce26" office:value-type="string">
            <text:p>:m 記録 / 身体 / 全身像 / 顔 / 様子 / time=夜；occasion=寝る直前：時計を撮影した後か：オナニー用画像を見た後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記録 / 身体 / 全身像 / 顔 / 様子 / time=夜；occasion=寝る直前：時計を撮影した後か：オナニー用画像を見た後">
            <text:p>:m 記録 / 身体 / 全身像 / 顔 / 様子 / time=夜；occasion=寝る直前：時計を撮影した後か：オナニー用画像を見た後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3-07-10_02-24-22_000.jpg</text:p>
          </table:table-cell>
          <table:table-cell table:style-name="ce26" office:value-type="string">
            <text:p>:m :PHOTO 寝た時刻 / 2023 / オナニー、未了、duration=30m時間ぐらい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寝た時刻 / 2023 / オナニー、未了、duration=30m時間ぐらい,other=~">
            <text:p>:m :PHOTO 寝た時刻 / 2023 / オナニー、未了、duration=30m時間ぐらい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3-07-10_07-46-48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:PHOTO 起きた時刻 / 2023">
            <text:p>:m :PHOTO 起きた時刻 / 2023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3-07-10_07-48-29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9];CONCATENATE([.C9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7" office:value-type="string">
            <text:p>2023-07-10_07-48-39_000.jpg</text:p>
          </table:table-cell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用 / @自宅；東側；洗面所から見える；東の犬走り / 自然観察 / 草むら：左手のゆりに巻き付いている、つる性の植物の、つる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8" office:value-type="string">
            <text:p>2023-07-10_13-49-26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7" office:value-type="string">
            <text:p>2023-07-10_17-23-16_000.jpg</text:p>
          </table:table-cell>
          <table:table-cell table:style-name="ce26" office:value-type="string">
            <text:p>:m #*# RES / JVEMV6 64#194_1_ryooshi_tomonaga_1 / 『量子力学　Ⅰ』 著者=朝永振一郎,校注=~ / p.2 / w=空洞輻射；,topic=~,publisher=~,other=memo+:キルヒホッフの法則：自分で、考えてみた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#*# RES / JVEMV6 64#194_1_ryooshi_tomonaga_1 / 『量子力学　Ⅰ』 著者=朝永振一郎,校注=~ / p.2 / w=空洞輻射；,topic=~,publisher=~,other=memo+:キルヒホッフの法則：自分で、考えてみた">
            <text:p>:m #*# RES / JVEMV6 64#194_1_ryooshi_tomonaga_1 / 『量子力学　Ⅰ』 著者=朝永振一郎,校注=~ / p.2 / w=空洞輻射；,topic=~,publisher=~,other=memo+:キルヒホッフの法則：自分で、考えてみた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47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0">2023/07/10</text:date>, <text:time>17:45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7-10T17:45:06.53</dc:date>
    <dc:creator>岩淵 謙</dc:creator>
    <meta:editing-duration>P57DT13H56M40S</meta:editing-duration>
    <meta:editing-cycles>19081</meta:editing-cycles>
    <meta:document-statistic meta:table-count="2" meta:cell-count="918" meta:object-count="0"/>
    <meta:user-defined meta:name="qrichtext">1</meta:user-defined>
  </office:meta>
</office:document-meta>
</file>